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5"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57" style:num-suffix=".">
        <style:list-level-properties text:space-before="0.25in" text:min-label-width="0.25in"/>
      </text:list-level-style-number>
    </text:list-style>
    <text:list-style style:name="L55">
      <text:list-level-style-number text:level="1" text:style-name="Numbering_20_Symbols" style:num-format="1" text:start-value="64" style:num-suffix=".">
        <style:list-level-properties text:space-before="0.25in" text:min-label-width="0.25in"/>
      </text:list-level-style-number>
    </text:list-style>
    <text:list-style style:name="L56">
      <text:list-level-style-number text:level="1" text:style-name="Numbering_20_Symbols" style:num-format="1" text:start-value="65" style:num-suffix=".">
        <style:list-level-properties text:space-before="0.25in" text:min-label-width="0.25in"/>
      </text:list-level-style-number>
    </text:list-style>
    <text:list-style style:name="L57">
      <text:list-level-style-number text:level="1" text:style-name="Numbering_20_Symbols" style:num-format="1" text:start-value="67" style:num-suffix=".">
        <style:list-level-properties text:space-before="0.25in" text:min-label-width="0.25in"/>
      </text:list-level-style-number>
    </text:list-style>
    <text:list-style style:name="L58">
      <text:list-level-style-number text:level="1" text:style-name="Numbering_20_Symbols" style:num-format="1" text:start-value="70" style:num-suffix=".">
        <style:list-level-properties text:space-before="0.25in" text:min-label-width="0.25in"/>
      </text:list-level-style-number>
    </text:list-style>
    <text:list-style style:name="L59">
      <text:list-level-style-number text:level="1" text:style-name="Numbering_20_Symbols" style:num-format="1" text:start-value="71" style:num-suffix=".">
        <style:list-level-properties text:space-before="0.25in" text:min-label-width="0.25in"/>
      </text:list-level-style-number>
    </text:list-style>
    <text:list-style style:name="L60">
      <text:list-level-style-number text:level="1" text:style-name="Numbering_20_Symbols" style:num-format="1" text:start-value="78" style:num-suffix=".">
        <style:list-level-properties text:space-before="0.25in" text:min-label-width="0.25in"/>
      </text:list-level-style-number>
    </text:list-style>
    <text:list-style style:name="L61">
      <text:list-level-style-number text:level="1" text:style-name="Numbering_20_Symbols" style:num-format="1" text:start-value="79" style:num-suffix=".">
        <style:list-level-properties text:space-before="0.25in" text:min-label-width="0.25in"/>
      </text:list-level-style-number>
    </text:list-style>
    <text:list-style style:name="L62">
      <text:list-level-style-number text:level="1" text:style-name="Numbering_20_Symbols" style:num-format="1" text:start-value="83" style:num-suffix=".">
        <style:list-level-properties text:space-before="0.25in" text:min-label-width="0.25in"/>
      </text:list-level-style-number>
    </text:list-style>
    <text:list-style style:name="L63">
      <text:list-level-style-number text:level="1" text:style-name="Numbering_20_Symbols" style:num-format="1" text:start-value="99" style:num-suffix=".">
        <style:list-level-properties text:space-before="0.25in" text:min-label-width="0.25in"/>
      </text:list-level-style-number>
    </text:list-style>
    <text:list-style style:name="L64">
      <text:list-level-style-number text:level="1" text:style-name="Numbering_20_Symbols" style:num-format="1" text:start-value="103"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52">
      <style:paragraph-properties fo:margin-top="0in" fo:margin-bottom="0in"/>
    </style:style>
    <style:style style:name="P59" style:family="paragraph" style:parent-style-name="Text_20_body" style:list-style-name="L53">
      <style:paragraph-properties fo:margin-top="0in" fo:margin-bottom="0in"/>
    </style:style>
    <style:style style:name="P60" style:family="paragraph" style:parent-style-name="Text_20_body" style:list-style-name="L54">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60">
      <style:paragraph-properties fo:margin-top="0in" fo:margin-bottom="0in"/>
    </style:style>
    <style:style style:name="P69" style:family="paragraph" style:parent-style-name="Text_20_body" style:list-style-name="L61">
      <style:paragraph-properties fo:margin-top="0in" fo:margin-bottom="0in"/>
    </style:style>
    <style:style style:name="P70" style:family="paragraph" style:parent-style-name="Text_20_body" style:list-style-name="L62">
    </style:style>
    <style:style style:name="P71" style:family="paragraph" style:parent-style-name="Text_20_body" style:list-style-name="L63">
      <style:paragraph-properties fo:margin-top="0in" fo:margin-bottom="0in"/>
    </style:style>
    <style:style style:name="P72" style:family="paragraph" style:parent-style-name="Text_20_body" style:list-style-name="L6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3" text:outline-level="3">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3" text:outline-level="3">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3" text:outline-level="3">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3" text:outline-level="3">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3" text:outline-level="3">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3" text:outline-level="3">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3" text:outline-level="3">. 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3" text:outline-level="3">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p text:style-name="First_20_paragraph">###. What is your educational level?</text:p>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3" text:outline-level="3">Are you employed at present?</text:h>
      <text:list text:style-name="L10">
        <text:list-item>
          <text:p text:style-name="P10">Yes [go to question 13]</text:p>
        </text:list-item>
        <text:list-item>
          <text:p text:style-name="P10">No [go to question 12]</text:p>
        </text:list-item>
      </text:list>
      <text:h text:style-name="Heading_20_3" text:outline-level="3">Why are you not employed now?</text:h>
      <text:p text:style-name="First_20_paragraph">Retired because of age, or work duration | 1 [go to question 46] |<text:line-break/>Retired because of invalid status | 2 [go to question 46] |<text:line-break/>Maternity leave | 3 [go to question 46] |<text:line-break/>Long leave without salary payments | 4 [go to question 46] |<text:line-break/>Unemployed | 5 [go to question 46] |<text:line-break/>Housewife | 6 [go to question 46] |<text:line-break/>Student | 7 [go to question 46] |<text:line-break/>Other reason | 9 [go to question 46] |</text:p>
      <text:h text:style-name="Heading_20_3" text:outline-level="3">What is your way of employment? Do you work in an organization or are you self-employed?</text:h>
      <text:list text:style-name="L11">
        <text:list-item>
          <text:p text:style-name="P11">Work in an organization</text:p>
        </text:list-item>
        <text:list-item>
          <text:p text:style-name="P11">Self-employed</text:p>
        </text:list-item>
      </text:list>
      <text:h text:style-name="Heading_20_3" text:outline-level="3">What is your main occupation at present? Characterize in a most detailed form your specialty and work position.</text:h>
      <text:h text:style-name="Heading_20_3" text:outline-level="3">Have you gotten any retraining?</text:h>
      <text:h text:style-name="Heading_20_3" text:outline-level="3">14. What is your branch of economy?</text:h>
      <text:list text:style-name="L12">
        <text:list-item>
          <text:p text:style-name="P12">Extraction industry , for instance coal mining or oil extraction</text:p>
        </text:list-item>
        <text:list-item>
          <text:p text:style-name="P12">Processing industry, for instance machine building</text:p>
        </text:list-item>
        <text:list-item>
          <text:p text:style-name="P12">Power production, for instance power station</text:p>
        </text:list-item>
        <text:list-item>
          <text:p text:style-name="P12">Transportation for instance railway or air carrier</text:p>
        </text:list-item>
        <text:list-item>
          <text:p text:style-name="P12">Communication, for instance post office, or telephone station</text:p>
        </text:list-item>
        <text:list-item>
          <text:p text:style-name="P12">Construction</text:p>
        </text:list-item>
        <text:list-item>
          <text:p text:style-name="P12">Agriculture, for instance a kolhoz or an agricultural cooperative 8.Forestry, for instance forest industrial enterprise</text:p>
        </text:list-item>
        <text:list-item>
          <text:p text:style-name="P12">Finances, credit or insurance, for instance banking</text:p>
        </text:list-item>
        <text:list-item>
          <text:p text:style-name="P12">Trade including wholesale or retail</text:p>
        </text:list-item>
        <text:list-item>
          <text:p text:style-name="P12">Services, for instance laundery, repairs</text:p>
        </text:list-item>
        <text:list-item>
          <text:p text:style-name="P12">Communal services, for instance lLocal service office</text:p>
        </text:list-item>
        <text:list-item>
          <text:p text:style-name="P12">Education, for instance a school or an institute</text:p>
        </text:list-item>
        <text:list-item>
          <text:p text:style-name="P12">Health care, for instance a clinic or a hospital</text:p>
        </text:list-item>
        <text:list-item>
          <text:p text:style-name="P12">Science or scientific logistics, for instance a scientific institute</text:p>
        </text:list-item>
        <text:list-item>
          <text:p text:style-name="P12">Culture or leisure provision, for instance a library or a movie house</text:p>
        </text:list-item>
        <text:list-item>
          <text:p text:style-name="P12">Mass media, for instance a newspapaer or a radio</text:p>
        </text:list-item>
        <text:list-item>
          <text:p text:style-name="P12">IT communications and it industry 19, State or municipal offices</text:p>
        </text:list-item>
        <text:list-item>
          <text:p text:style-name="P12">State on the regional level and state. What kind of public sector organization we are working on.</text:p>
        </text:list-item>
        <text:list-item>
          <text:p text:style-name="P12">Public organization, for instance trade unions</text:p>
        </text:list-item>
        <text:list-item>
          <text:p text:style-name="P12">Army or</text:p>
        </text:list-item>
        <text:list-item>
          <text:p text:style-name="P12">law enforcement</text:p>
        </text:list-item>
        <text:list-item>
          <text:p text:style-name="P12">judicial system.</text:p>
        </text:list-item>
        <text:list-item>
          <text:p text:style-name="P12">other</text:p>
        </text:list-item>
      </text:list>
      <text:h text:style-name="Heading_20_3" text:outline-level="3">What is the occupation of your spouse? Characterize her main job in as many details as possible Not necessary??</text:h>
      <text:list text:style-name="L13">
        <text:list-item>
          <text:p text:style-name="Horizontal_20_Line"/>
        </text:list-item>
      </text:list>
      <text:h text:style-name="Heading_20_3" text:outline-level="3">What is his or her occupation’s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3" text:outline-level="3">How did you get this job?</text:h>
      <text:list text:style-name="L15">
        <text:list-item>
          <text:p text:style-name="P15">Appointed by the higher-ups</text:p>
        </text:list-item>
        <text:list-item>
          <text:p text:style-name="P15">Found through an employment agency</text:p>
        </text:list-item>
        <text:list-item>
          <text:p text:style-name="P15">Offered services to various organizations</text:p>
        </text:list-item>
        <text:list-item>
          <text:p text:style-name="P15">Relatives or friends helped me</text:p>
        </text:list-item>
        <text:list-item>
          <text:p text:style-name="P15">Employer found me</text:p>
        </text:list-item>
        <text:list-item>
          <text:p text:style-name="P15">Responded to an ad in a newspaper or a magazine</text:p>
        </text:list-item>
        <text:list-item>
          <text:p text:style-name="P15">Created the job myself</text:p>
        </text:list-item>
        <text:list-item>
          <text:p text:style-name="P15">Other way, which one? Please, describe - __________________ - __________________</text:p>
        </text:list-item>
      </text:list>
      <text:h text:style-name="Heading_20_3" text:outline-level="3">What is you employment status? You are permanently employed, working on a contract, or temporarily on the basis of an oral agreement?</text:h>
      <text:list text:style-name="L16">
        <text:list-item>
          <text:p text:style-name="P16">Permanently employed</text:p>
        </text:list-item>
        <text:list-item>
          <text:p text:style-name="P16">Working on a contract</text:p>
        </text:list-item>
        <text:list-item>
          <text:p text:style-name="P16">Oral agreement</text:p>
        </text:list-item>
        <text:list-item>
          <text:p text:style-name="P16">One time job</text:p>
        </text:list-item>
        <text:list-item>
          <text:p text:style-name="P16">not relevant</text:p>
        </text:list-item>
        <text:list-item>
          <text:p text:style-name="P16">Hard to say</text:p>
        </text:list-item>
      </text:list>
      <text:h text:style-name="Heading_20_3" text:outline-level="3">Now a few words about the organizations where you are currently working. What kind of organization is it? A state, public, private-individual or joint stock company?</text:h>
      <text:list text:style-name="L17">
        <text:list-item>
          <text:p text:style-name="P17">State</text:p>
        </text:list-item>
        <text:list-item>
          <text:p text:style-name="P17">Private</text:p>
        </text:list-item>
        <text:list-item>
          <text:p text:style-name="P17">Foreign company</text:p>
        </text:list-item>
        <text:list-item>
          <text:p text:style-name="P17">other</text:p>
        </text:list-item>
        <text:list-item>
          <text:p text:style-name="P17">not relevant</text:p>
        </text:list-item>
        <text:list-item>
          <text:p text:style-name="P17">Hard to say</text:p>
        </text:list-item>
      </text:list>
      <text:h text:style-name="Heading_20_3" text:outline-level="3">How many people does it employ including those who work all of its affiliations? If you cannot say exactly, just make a guess.</text:h>
      <text:list text:style-name="L18">
        <text:list-item>
          <text:p text:style-name="P18">employees</text:p>
        </text:list-item>
        <text:list-item>
          <text:p text:style-name="P18">hard to say 00000</text:p>
        </text:list-item>
      </text:list>
      <text:h text:style-name="Heading_20_1" text:outline-level="1">Self-employment</text:h>
      <text:h text:style-name="Heading_20_3" text:outline-level="3">Why are you self-employed?</text:h>
      <text:list text:style-name="L19">
        <text:list-item>
          <text:p text:style-name="P19">Personal independence</text:p>
        </text:list-item>
        <text:list-item>
          <text:p text:style-name="P19">Freedom to choose time and place for work</text:p>
        </text:list-item>
        <text:list-item>
          <text:p text:style-name="P19">Chance to use my skills and abilities</text:p>
        </text:list-item>
        <text:list-item>
          <text:p text:style-name="P19">Better incomes</text:p>
        </text:list-item>
        <text:list-item>
          <text:p text:style-name="P19">Lack of alternative employment</text:p>
        </text:list-item>
        <text:list-item>
          <text:p text:style-name="P19">Good prospects for business</text:p>
        </text:list-item>
      </text:list>
      <text:h text:style-name="Heading_20_3" text:outline-level="3">How many persons work in Your enterprise, in addition to You?</text:h>
      <text:list text:style-name="L20">
        <text:list-item>
          <text:p text:style-name="Horizontal_20_Line"/>
        </text:list-item>
      </text:list>
      <text:h text:style-name="Heading_20_3" text:outline-level="3">Do you have a second job? –Is this relevant when there is no continuation as to industry of the job or other features?.</text:h>
      <text:list text:style-name="L21">
        <text:list-item>
          <text:p text:style-name="P21">Yes</text:p>
        </text:list-item>
        <text:list-item>
          <text:p text:style-name="P21">No</text:p>
        </text:list-item>
      </text:list>
      <text:h text:style-name="Heading_20_3" text:outline-level="3">Occupation’s branch of economy of your second job?</text:h>
      <text:list text:style-name="L22">
        <text:list-item>
          <text:p text:style-name="P22">Extraction industry , for instance coal mining or oil extraction</text:p>
        </text:list-item>
        <text:list-item>
          <text:p text:style-name="P22">Processing industry, for instance machine building</text:p>
        </text:list-item>
        <text:list-item>
          <text:p text:style-name="P22">Power production, for instance power station</text:p>
        </text:list-item>
        <text:list-item>
          <text:p text:style-name="P22">Transportation for instance railway or air carrier</text:p>
        </text:list-item>
        <text:list-item>
          <text:p text:style-name="P22">Communication, for instance post office, or telephone station</text:p>
        </text:list-item>
        <text:list-item>
          <text:p text:style-name="P22">Construction</text:p>
        </text:list-item>
        <text:list-item>
          <text:p text:style-name="P22">Agriculture, for instance a kolhoz or an agricultural cooperative 8.Forestry, for instance forest industrial enterprise</text:p>
        </text:list-item>
        <text:list-item>
          <text:p text:style-name="P22">Finances, credit or insurance, for instance banking</text:p>
        </text:list-item>
        <text:list-item>
          <text:p text:style-name="P22">Trade including wholesale or retail</text:p>
        </text:list-item>
        <text:list-item>
          <text:p text:style-name="P22">Services, for instance laundery, repairs</text:p>
        </text:list-item>
        <text:list-item>
          <text:p text:style-name="P22">Communal services, for instance lLocal service office</text:p>
        </text:list-item>
        <text:list-item>
          <text:p text:style-name="P22">Education, for instance a school or an institute</text:p>
        </text:list-item>
        <text:list-item>
          <text:p text:style-name="P22">Health care, for instance a clinic or a hospital</text:p>
        </text:list-item>
        <text:list-item>
          <text:p text:style-name="P22">Science or scientific logistics, for instance a scientific institute</text:p>
        </text:list-item>
        <text:list-item>
          <text:p text:style-name="P22">Culture or leisure provision, for instance a library or a movie house</text:p>
        </text:list-item>
        <text:list-item>
          <text:p text:style-name="P22">Mass media, for instance a newspapaer or a radio</text:p>
        </text:list-item>
        <text:list-item>
          <text:p text:style-name="P22">IT communications and it industry 19, State or municipal offices</text:p>
        </text:list-item>
        <text:list-item>
          <text:p text:style-name="P22">State on the regional level and state. What kind of public sector organization we are working on.</text:p>
        </text:list-item>
        <text:list-item>
          <text:p text:style-name="P22">Public organization, for instance trade unions</text:p>
        </text:list-item>
        <text:list-item>
          <text:p text:style-name="P22">Army or</text:p>
        </text:list-item>
        <text:list-item>
          <text:p text:style-name="P22">law enforcement</text:p>
        </text:list-item>
        <text:list-item>
          <text:p text:style-name="P22">judicial system.</text:p>
        </text:list-item>
        <text:list-item>
          <text:p text:style-name="P22">other</text:p>
        </text:list-item>
      </text:list>
      <text:h text:style-name="Heading_20_1" text:outline-level="1">Work autonomy</text:h>
      <text:h text:style-name="Heading_20_3" text:outline-level="3">Does your job allow you to independently decide what to do and how, implement your idea?</text:h>
      <text:list text:style-name="L23">
        <text:list-item>
          <text:p text:style-name="P23">Yes</text:p>
        </text:list-item>
        <text:list-item>
          <text:p text:style-name="P23">No</text:p>
        </text:list-item>
        <text:list-item>
          <text:p text:style-name="P23">hard to say 9</text:p>
        </text:list-item>
      </text:list>
      <text:h text:style-name="Heading_20_3" text:outline-level="3">To what extent can you determine the nature of the product or a service that you produce?</text:h>
      <text:list text:style-name="L24">
        <text:list-item>
          <text:p text:style-name="P24">To a great extent 3</text:p>
        </text:list-item>
        <text:list-item>
          <text:p text:style-name="P24">Partially yes, partially no 2</text:p>
        </text:list-item>
        <text:list-item>
          <text:p text:style-name="P24">To a small extent 1</text:p>
        </text:list-item>
        <text:list-item>
          <text:p text:style-name="P24">hard to say 9</text:p>
        </text:list-item>
      </text:list>
      <text:h text:style-name="Heading_20_3" text:outline-level="3">How many hours do you work weekly on the major job?</text:h>
      <text:list text:style-name="L25">
        <text:list-item>
          <text:p text:style-name="P25">____ hours</text:p>
        </text:list-item>
      </text:list>
      <text:h text:style-name="Heading_20_3" text:outline-level="3">To what extent can you determine the pace and time of your work?</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While doing your job, do you often get physically tired?</text:h>
      <text:p text:style-name="First_20_paragraph">Almost always 5 Often 4 Sometimes 3 Seldom 2 Never 1 Hard to say 9</text:p>
      <text:h text:style-name="Heading_20_3" text:outline-level="3">In your job, how often do you get mentally tired?</text:h>
      <text:p text:style-name="First_20_paragraph">Almost always 5 Often 4 Sometimes 3 Seldom 2 Never 1 Hard to say 9</text:p>
      <text:h text:style-name="Heading_20_3" text:outline-level="3">Who mainly takes the following decisions at your workplace? You, your higher-up, you and your higher-up together?</text:h>
      <text:p text:style-name="First_20_paragraph">My higher-up Together Hard to say</text:p>
      <text:list text:style-name="L27">
        <text:list-item>
          <text:p text:style-name="P27">When to come to work 1 2 3 9</text:p>
        </text:list-item>
        <text:list-item>
          <text:p text:style-name="P27">When to leave work 1 2 3 9</text:p>
        </text:list-item>
        <text:list-item>
          <text:p text:style-name="P27">When to take a one day paid leave 1 2 3 9</text:p>
        </text:list-item>
        <text:list-item>
          <text:p text:style-name="P27">Which tasks to fulfill 1 2 3 9</text:p>
        </text:list-item>
        <text:list-item>
          <text:p text:style-name="P27">When to slow the pace of work 1 2 3 9</text:p>
        </text:list-item>
        <text:list-item>
          <text:p text:style-name="P27">When to take a summer leave 1 2 3 9</text:p>
        </text:list-item>
      </text:list>
      <text:h text:style-name="Heading_20_1" text:outline-level="1">Decision-making</text:h>
      <text:h text:style-name="Heading_20_3" text:outline-level="3">To which of the following categories do you belong?</text:h>
      <text:list text:style-name="L28">
        <text:list-item>
          <text:p text:style-name="P28">Manager of other managers [go to question 35]</text:p>
        </text:list-item>
        <text:list-item>
          <text:p text:style-name="P28">Manager of ordinary workers [go to question 35]</text:p>
        </text:list-item>
        <text:list-item>
          <text:p text:style-name="P28">Ordinary worker [go to question 36]</text:p>
        </text:list-item>
        <text:list-item>
          <text:p text:style-name="P28">Not applicable [go to question 36]</text:p>
        </text:list-item>
      </text:list>
      <text:h text:style-name="Heading_20_3" text:outline-level="3">How many employees report to you directly? These are employees whose task is to fulfill your orders? I don’t find this as relevant or if we keep it, it should be closed (classified) question.</text:h>
      <text:list text:style-name="L29">
        <text:list-item>
          <text:p text:style-name="P29">___ persons</text:p>
        </text:list-item>
      </text:list>
      <text:h text:style-name="Heading_20_3" text:outline-level="3">Imagine a managerial ladder of six rungs? The highest rung is occupied by director of the enterprise; the lowest is occupied by an ordinary worker?</text:h>
      <text:list text:style-name="L30">
        <text:list-item>
          <text:p text:style-name="P30">Director</text:p>
        </text:list-item>
        <text:list-item>
          <text:p text:style-name="P30">Lower than director, but higher than shop or department head</text:p>
        </text:list-item>
        <text:list-item>
          <text:p text:style-name="P30">Shop or a big department head</text:p>
        </text:list-item>
        <text:list-item>
          <text:p text:style-name="P30">Lower than the shop or department head, but higher than a supervisor</text:p>
        </text:list-item>
        <text:list-item>
          <text:p text:style-name="P30">Lowest level of supervision</text:p>
        </text:list-item>
        <text:list-item>
          <text:p text:style-name="P30">Ordinary worker</text:p>
        </text:list-item>
        <text:list-item>
          <text:p text:style-name="P30">Not applicable</text:p>
        </text:list-item>
        <text:list-item>
          <text:p text:style-name="P30">Hard to say</text:p>
        </text:list-item>
      </text:list>
      <text:h text:style-name="Heading_20_3" text:outline-level="3">Is it part of your main job responsibilities to allocate work tasks to other people?</text:h>
      <text:list text:style-name="L31">
        <text:list-item>
          <text:p text:style-name="P31">Yes</text:p>
        </text:list-item>
        <text:list-item>
          <text:p text:style-name="P31">No</text:p>
        </text:list-item>
      </text:list>
      <text:h text:style-name="Heading_20_3" text:outline-level="3">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3" text:outline-level="3">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3" text:outline-level="3">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3" text:outline-level="3">Have you been unemployed since 2008?</text:h>
      <text:list text:style-name="L32">
        <text:list-item>
          <text:p text:style-name="P32">Yes</text:p>
        </text:list-item>
        <text:list-item>
          <text:p text:style-name="P32">No</text:p>
        </text:list-item>
      </text:list>
      <text:h text:style-name="Heading_20_3" text:outline-level="3">Have you been dismissed from a job since 2008?</text:h>
      <text:list text:style-name="L33">
        <text:list-item>
          <text:p text:style-name="P33">Yes</text:p>
        </text:list-item>
        <text:list-item>
          <text:p text:style-name="P33">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3" text:outline-level="3">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4">
        <text:list-item>
          <text:p text:style-name="P34">I got a compensation or financial assistance form the employer 2 .Took up petty trade</text:p>
        </text:list-item>
        <text:list-item>
          <text:p text:style-name="P34">Got assistance from the state or local authorities</text:p>
        </text:list-item>
        <text:list-item>
          <text:p text:style-name="P34">Did occasional jobs</text:p>
        </text:list-item>
        <text:list-item>
          <text:p text:style-name="P34">Made some goods for sale</text:p>
        </text:list-item>
        <text:list-item>
          <text:p text:style-name="P34">Lived off my savings</text:p>
        </text:list-item>
        <text:list-item>
          <text:p text:style-name="P34">Got material assistance from my friends or relatives</text:p>
        </text:list-item>
        <text:list-item>
          <text:p text:style-name="P34">Lived off my land plot</text:p>
        </text:list-item>
        <text:list-item>
          <text:p text:style-name="P34">Other</text:p>
        </text:list-item>
      </text:list>
      <text:h text:style-name="Heading_20_3" text:outline-level="3">Is there a trade-union organization at your enterprise?</text:h>
      <text:list text:style-name="L35">
        <text:list-item>
          <text:p text:style-name="P35">Yes</text:p>
        </text:list-item>
        <text:list-item>
          <text:p text:style-name="P35">No</text:p>
        </text:list-item>
      </text:list>
      <text:h text:style-name="Heading_20_3" text:outline-level="3">Are you a member of a trade union?</text:h>
      <text:list text:style-name="L36">
        <text:list-item>
          <text:p text:style-name="P36">Yes</text:p>
        </text:list-item>
        <text:list-item>
          <text:p text:style-name="P36">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7">
        <text:list-item>
          <text:p text:style-name="P37">Trade-unions are important for the defending the interests of the employees</text:p>
        </text:list-item>
        <text:list-item>
          <text:p text:style-name="P37">Trade-unions are important if they work as partners with the employers</text:p>
        </text:list-item>
        <text:list-item>
          <text:p text:style-name="P37">Trade-unions should influence only to issues of work-conditions, but not wages</text:p>
        </text:list-item>
        <text:list-item>
          <text:p text:style-name="P37">Trade-unions are just tools in the hands of the management</text:p>
        </text:list-item>
        <text:list-item>
          <text:p text:style-name="P37">Trade-unions are not necessary in the modern world</text:p>
        </text:list-item>
        <text:list-item>
          <text:p text:style-name="P37">Trade-unions, though necessary, should not impede or slow the development of the enterprise</text:p>
        </text:list-item>
      </text:list>
      <text:h text:style-name="Heading_20_1" text:outline-level="1">Family and leisure</text:h>
      <text:h text:style-name="Heading_20_3" text:outline-level="3">What is your family status?</text:h>
      <text:list text:style-name="L38">
        <text:list-item>
          <text:p text:style-name="P38">Single</text:p>
        </text:list-item>
        <text:list-item>
          <text:p text:style-name="P38">Married</text:p>
        </text:list-item>
        <text:list-item>
          <text:p text:style-name="P38">Married by live separately</text:p>
        </text:list-item>
        <text:list-item>
          <text:p text:style-name="P38">Lived in an unregistered union</text:p>
        </text:list-item>
        <text:list-item>
          <text:p text:style-name="P38">Divorced</text:p>
        </text:list-item>
        <text:list-item>
          <text:p text:style-name="P38">Widowed</text:p>
        </text:list-item>
        <text:list-item>
          <text:p text:style-name="P38">Do not want to answer</text:p>
        </text:list-item>
        <text:list-item>
          <text:p text:style-name="P38">Other (What it might be??)</text:p>
        </text:list-item>
      </text:list>
      <text:h text:style-name="Heading_20_3" text:outline-level="3">Do you have children?</text:h>
      <text:list text:style-name="L39">
        <text:list-item>
          <text:p text:style-name="P39">Yes [go to question 48]</text:p>
        </text:list-item>
        <text:list-item>
          <text:p text:style-name="P39">No [go to question 49]</text:p>
        </text:list-item>
      </text:list>
      <text:h text:style-name="Heading_20_3" text:outline-level="3">How many children do you have?</text:h>
      <text:list text:style-name="L40">
        <text:list-item>
          <text:p text:style-name="P40">One</text:p>
        </text:list-item>
        <text:list-item>
          <text:p text:style-name="P40">Two</text:p>
        </text:list-item>
        <text:list-item>
          <text:p text:style-name="P40">Three</text:p>
        </text:list-item>
        <text:list-item>
          <text:p text:style-name="P40">Four</text:p>
        </text:list-item>
        <text:list-item>
          <text:p text:style-name="P40">More than four</text:p>
        </text:list-item>
      </text:list>
      <text:h text:style-name="Heading_20_3" text:outline-level="3">How many children do you have under age 18?</text:h>
      <text:list text:style-name="L41">
        <text:list-item>
          <text:p text:style-name="P41">One</text:p>
        </text:list-item>
        <text:list-item>
          <text:p text:style-name="P41">Two</text:p>
        </text:list-item>
        <text:list-item>
          <text:p text:style-name="P41">Three</text:p>
        </text:list-item>
        <text:list-item>
          <text:p text:style-name="P41">Four</text:p>
        </text:list-item>
        <text:list-item>
          <text:p text:style-name="P41">More than four</text:p>
        </text:list-item>
      </text:list>
      <text:h text:style-name="Heading_20_3" text:outline-level="3">How many members of your family lives under the same roof with you?</text:h>
      <text:list text:style-name="L42">
        <text:list-item>
          <text:p text:style-name="P42">___ persons</text:p>
        </text:list-item>
      </text:list>
      <text:h text:style-name="Heading_20_3" text:outline-level="3">How often do you spend time on the following pastimes? Do it every day, every week, every month, three to six times a year, less frequently, never.</text:h>
      <text:list text:style-name="L43">
        <text:list-item>
          <text:p text:style-name="P43">Going to a concert or theater</text:p>
        </text:list-item>
        <text:list-item>
          <text:p text:style-name="P43">Going to libraries</text:p>
        </text:list-item>
        <text:list-item>
          <text:p text:style-name="P43">Going to a restaurants, café, bar, pub</text:p>
        </text:list-item>
        <text:list-item>
          <text:p text:style-name="P43">Visiting friends, receiving guests</text:p>
        </text:list-item>
        <text:list-item>
          <text:p text:style-name="P43">Going to the cinema</text:p>
        </text:list-item>
        <text:list-item>
          <text:p text:style-name="P43">Taking up sports, training</text:p>
        </text:list-item>
        <text:list-item>
          <text:p text:style-name="P43">Drinking in the company of friends</text:p>
        </text:list-item>
        <text:list-item>
          <text:p text:style-name="P43">Spending time in outdoors</text:p>
        </text:list-item>
        <text:list-item>
          <text:p text:style-name="P43">spending time at social media</text:p>
        </text:list-item>
        <text:list-item>
          <text:p text:style-name="P43">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3" text:outline-level="3">How important for your family are the following sources of income, means of subsistence? Use a five-point scale on which “one” means “not important” and “five” – “very important”.</text:h>
      <text:p text:style-name="First_20_paragraph">| Very important | Important | A little bit important | Not important | No such source | hard to say | | ---- | ---- | ---- | ---- | ---- | ---- | | 3 | 2 | 1 | 0 | 8 | 9 |</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h text:style-name="Heading_20_3" text:outline-level="3">How is your work paid in your main job?</text:h>
      <text:list text:style-name="L44">
        <text:list-item>
          <text:p text:style-name="P44">Individual piece rate</text:p>
        </text:list-item>
        <text:list-item>
          <text:p text:style-name="P44">Collective piece rate</text:p>
        </text:list-item>
        <text:list-item>
          <text:p text:style-name="P44">Time wage</text:p>
        </text:list-item>
        <text:list-item>
          <text:p text:style-name="P44">Fixed salary</text:p>
        </text:list-item>
        <text:list-item>
          <text:p text:style-name="P44">Pay depends on sales or profits/commission</text:p>
        </text:list-item>
        <text:list-item>
          <text:p text:style-name="P44">other</text:p>
        </text:list-item>
      </text:list>
      <text:h text:style-name="Heading_20_3" text:outline-level="3">How often did you get bonus in the 12 months?</text:h>
      <text:list text:style-name="L45">
        <text:list-item>
          <text:p text:style-name="P45">____ n of times</text:p>
        </text:list-item>
      </text:list>
      <text:h text:style-name="Heading_20_3" text:outline-level="3">On what does the bonus depend on?</text:h>
      <text:list text:style-name="L46">
        <text:list-item>
          <text:p text:style-name="P46">How well I personally work</text:p>
        </text:list-item>
        <text:list-item>
          <text:p text:style-name="P46">How well our work collective works</text:p>
        </text:list-item>
        <text:list-item>
          <text:p text:style-name="P46">The profitability of the enterprise</text:p>
        </text:list-item>
        <text:list-item>
          <text:p text:style-name="P46">Attitude of the management</text:p>
        </text:list-item>
        <text:list-item>
          <text:p text:style-name="P46">It is a fixed part of the payment</text:p>
        </text:list-item>
        <text:list-item>
          <text:p text:style-name="P46">Not relevant</text:p>
        </text:list-item>
        <text:list-item>
          <text:p text:style-name="P46">Don't know</text:p>
        </text:list-item>
      </text:list>
      <text:h text:style-name="Heading_20_3" text:outline-level="3">What is your aggregate monthly income including income from all sources? Put it in rubles.</text:h>
      <text:list text:style-name="L47">
        <text:list-item>
          <text:p text:style-name="P47">____ rubles</text:p>
        </text:list-item>
      </text:list>
      <text:h text:style-name="Heading_20_3" text:outline-level="3">What is your family’s aggregate monthly income from all sources? Put it in rubles.</text:h>
      <text:list text:style-name="L48">
        <text:list-item>
          <text:p text:style-name="P48">_____ rubles</text:p>
        </text:list-item>
      </text:list>
      <text:h text:style-name="Heading_20_3" text:outline-level="3">What kind of state benefits or allowances do you get?</text:h>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9">
        <text:list-item>
          <text:p text:style-name="P49">Unemployment benefits<text:line-break/></text:p>
        </text:list-item>
        <text:list-item>
          <text:p text:style-name="P49">Children support subsidy</text:p>
        </text:list-item>
        <text:list-item>
          <text:p text:style-name="P49">Communal payment rebate</text:p>
        </text:list-item>
        <text:list-item>
          <text:p text:style-name="P49">Allowance for the handicapped</text:p>
        </text:list-item>
        <text:list-item>
          <text:p text:style-name="P49">Pensions</text:p>
        </text:list-item>
        <text:list-item>
          <text:p text:style-name="P49">Free medication</text:p>
        </text:list-item>
        <text:list-item>
          <text:p text:style-name="P49">Other</text:p>
        </text:list-item>
      </text:list>
      <text:h text:style-name="Heading_20_3" text:outline-level="3">What kind of state benefits or allowances do you get? NON-MONETARY / IN-KIND</text:h>
      <text:h text:style-name="Heading_20_3" text:outline-level="3">Which of the following social benefits did you get at your workplace ten years ago?</text:h>
      <text:p text:style-name="First_20_paragraph"><text:span text:style-name="T292">Scale</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cell table:style-name="Table9.A1" office:value-type="string">
              <text:p text:style-name="Table_20_Heading">Hard to say</text:p>
            </table:table-cell>
            <table:table-cell table:style-name="Table9.A1" office:value-type="string">
              <text:p text:style-name="Table_20_Heading">Not applicable</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Which of the following social benefits do you get at your workplace now?</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3" text:outline-level="3">I shall read the characteristics of several groups. Tell me to which of them you belong.</text:h>
      <text:list text:style-name="L50">
        <text:list-item>
          <text:p text:style-name="P50">We cannot make ends meet. There is not enough money even for food 1</text:p>
        </text:list-item>
        <text:list-item>
          <text:p text:style-name="P50">We have money only for food, the purchase of clothes is a problem 2</text:p>
        </text:list-item>
        <text:list-item>
          <text:p text:style-name="P50">We are able to buy food. We can also buy clothes, if we stick to cheap kind. However, we have a problem when there is a need to buy durables such as a TV set or a refrigerator 3</text:p>
        </text:list-item>
        <text:list-item>
          <text:p text:style-name="P50">We have enough money for food. We can also buy good expensive clothes. If we save money, we can buy durables, but things that are really expensive such as a summer cottage or a car are beyond our means 4</text:p>
        </text:list-item>
        <text:list-item>
          <text:p text:style-name="P50">We can buy durables without any problems. If we save, we can buy an Inexpensive car or a modest summer home. However we do not have a chance to go for really expensive things such as a n apartment or a modern house. 5</text:p>
        </text:list-item>
        <text:list-item>
          <text:p text:style-name="P50">We have no material problems, we can buy whatever we want including real estate, an expensive car or an expensive tourist trip 6</text:p>
        </text:list-item>
      </text:list>
      <text:h text:style-name="Heading_20_3" text:outline-level="3">How did you well-being change since the year 2010? It significantly improved, somewhat improved, did not change, somewhat worsened, significantly worsened?</text:h>
      <text:list text:style-name="L51">
        <text:list-item>
          <text:p text:style-name="P51">Significantly improved 5 4.Improved 4</text:p>
        </text:list-item>
        <text:list-item>
          <text:p text:style-name="P51">Did not change 3</text:p>
        </text:list-item>
        <text:list-item>
          <text:p text:style-name="P51">Worsened 2</text:p>
        </text:list-item>
        <text:list-item>
          <text:p text:style-name="P51">Significantly worsened 1</text:p>
        </text:list-item>
        <text:list-item>
          <text:p text:style-name="P51">Not applicable 8 Hard to say 9</text:p>
        </text:list-item>
      </text:list>
      <text:h text:style-name="Heading_20_3" text:outline-level="3">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3" text:outline-level="3">What are your expectations? How would your well-being change in the next three years? It will significantly improve, somewhat improve, will not change, somewhat worsen, significantly worsen?</text:h>
      <text:p text:style-name="P52">Significantly improve <text:s text:c="3"/>5</text:p>
      <text:p text:style-name="P53">Somewhat improve <text:s text:c="3"/>4</text:p>
      <text:p text:style-name="P54">Will not change <text:s text:c="3"/>3</text:p>
      <text:p text:style-name="P55">Somewhat worsen <text:s text:c="3"/>2</text:p>
      <text:p text:style-name="P56">Significantly worsen <text:s text:c="3"/>1</text:p>
      <text:p text:style-name="P57">Hard to say <text:s text:c="3"/>9</text:p>
      <text:h text:style-name="Heading_20_3" text:outline-level="3">What are home conditions at the place where you are living permanently? Choose one option of the listed below.</text:h>
      <text:list text:style-name="L52">
        <text:list-item>
          <text:p text:style-name="P58">One’s own house</text:p>
        </text:list-item>
        <text:list-item>
          <text:p text:style-name="P58">A single room apartment 2</text:p>
        </text:list-item>
        <text:list-item>
          <text:p text:style-name="P58">A two room apartment 3</text:p>
        </text:list-item>
        <text:list-item>
          <text:p text:style-name="P58">A three room apartment 4</text:p>
        </text:list-item>
        <text:list-item>
          <text:p text:style-name="P58">A four or more room big apartment 5 One or two rooms in a communal apartment 6 A room in a dormitory 7 One or several rooms in a barrack 8 Rent an apartment 9 Other 10</text:p>
        </text:list-item>
      </text:list>
      <text:h text:style-name="Heading_20_3" text:outline-level="3">How many rooms</text:h>
      <text:h text:style-name="Heading_20_3" text:outline-level="3">Number of square meters?</text:h>
      <text:list text:style-name="L53">
        <text:list-item>
          <text:p text:style-name="P59">perhaps something about housing deprivations..?</text:p>
        </text:list-item>
      </text:list>
      <text:h text:style-name="Heading_20_1" text:outline-level="1">G. information and media –Pietiläisen hoidossa</text:h>
      <text:list text:style-name="L54">
        <text:list-item>
          <text:p text:style-name="P60">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60">Was there such time when you regularly red daily newspapers? 1.Yes, there was 1 GO TO QUESTION 73 2.No, there weren’t 2 GO TO QUESTION 74</text:p>
        </text:list-item>
        <text:list-item>
          <text:p text:style-name="P60">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60">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60">Which TV channels do you watch no less than three times a week? __________________________________________________________________________________________________________________________________________</text:p>
        </text:list-item>
        <text:list-item>
          <text:p text:style-name="P60">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 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55">
        <text:list-item>
          <text:p text:style-name="P61">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56">
        <text:list-item>
          <text:p text:style-name="P62">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57">
        <text:list-item>
          <text:p text:style-name="P63">What is the name of that party or a social movement? _____________________________________________________________________</text:p>
        </text:list-item>
        <text:list-item>
          <text:p text:style-name="P63">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58">
        <text:list-item>
          <text:p text:style-name="P64">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59">
        <text:list-item>
          <text:p text:style-name="P65">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text:p>
      <text:p text:style-name="Text_20_body">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p text:style-name="Text_20_body">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66">Yes <text:s text:c="3"/>1 <text:s text:c="3"/>[Go to question 91]</text:p>
      <text:p text:style-name="P67">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60">
        <text:list-item>
          <text:p text:style-name="P68">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61">
        <text:list-item>
          <text:p text:style-name="P69">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62">
        <text:list-item>
          <text:p text:style-name="P70">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70">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63">
        <text:list-item>
          <text:p text:style-name="P71">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text:p>
      <text:list text:style-name="L64">
        <text:list-item>
          <text:p text:style-name="P72">Respondent’s sex Male 1 Female 2</text:p>
        </text:list-item>
        <text:list-item>
          <text:p text:style-name="P72">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